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background-color="#ffff00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fo:font-style="italic" officeooo:rsid="0003bda0" officeooo:paragraph-rsid="0003bda0" style:font-style-asian="italic" style:font-style-complex="italic"/>
    </style:style>
    <style:style style:name="P5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fo:font-style="italic" fo:font-weight="bold" officeooo:rsid="0003bda0" officeooo:paragraph-rsid="0003bda0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8" style:family="paragraph" style:parent-style-name="Text_20_body">
      <style:text-properties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9" style:family="paragraph" style:parent-style-name="Text_20_body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ext_20_body">
      <style:text-properties officeooo:paragraph-rsid="0006b8c9"/>
    </style:style>
    <style:style style:name="P11" style:family="paragraph" style:parent-style-name="Text_20_body">
      <style:text-properties officeooo:rsid="0007a4b1" officeooo:paragraph-rsid="0007a4b1"/>
    </style:style>
    <style:style style:name="P12" style:family="paragraph" style:parent-style-name="Text_20_body">
      <style:text-properties officeooo:rsid="000996c4" officeooo:paragraph-rsid="000996c4"/>
    </style:style>
    <style:style style:name="P13" style:family="paragraph" style:parent-style-name="Text_20_body">
      <style:paragraph-properties fo:margin-top="0in" fo:margin-bottom="0.1965in" loext:contextual-spacing="false"/>
    </style:style>
    <style:style style:name="P14" style:family="paragraph" style:parent-style-name="Text_20_body">
      <style:paragraph-properties fo:margin-top="0in" fo:margin-bottom="0.1965in" loext:contextual-spacing="fals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Preformatted_20_Text">
      <style:paragraph-properties fo:margin-top="0in" fo:margin-bottom="0.1965in" loext:contextual-spacing="false"/>
    </style:style>
    <style:style style:name="P16" style:family="paragraph" style:parent-style-name="Preformatted_20_Text">
      <style:paragraph-properties fo:margin-top="0in" fo:margin-bottom="0.1965in" loext:contextual-spacing="false"/>
      <style:text-properties fo:font-style="italic" style:font-style-asian="italic" style:font-style-complex="italic"/>
    </style:style>
    <style:style style:name="P17" style:family="paragraph" style:parent-style-name="Preformatted_20_Text">
      <style:paragraph-properties fo:margin-top="0in" fo:margin-bottom="0.1965in" loext:contextual-spacing="false"/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Preformatted_20_Text">
      <style:paragraph-properties fo:margin-top="0in" fo:margin-bottom="0.1965in" loext:contextual-spacing="false"/>
      <style:text-properties fo:font-weight="bold" style:font-weight-asian="bold" style:font-weight-complex="bold"/>
    </style:style>
    <style:style style:name="P19" style:family="paragraph" style:parent-style-name="Preformatted_20_Text">
      <style:paragraph-properties fo:margin-top="0in" fo:margin-bottom="0.1965in" loext:contextual-spacing="false"/>
      <style:text-properties fo:font-weight="bold" officeooo:rsid="00097d5d" officeooo:paragraph-rsid="00097d5d" style:font-weight-asian="bold" style:font-weight-complex="bold"/>
    </style:style>
    <style:style style:name="P20" style:family="paragraph" style:parent-style-name="Preformatted_20_Text">
      <style:paragraph-properties fo:margin-top="0in" fo:margin-bottom="0.1965in" loext:contextual-spacing="false"/>
      <style:text-properties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1" style:family="paragraph" style:parent-style-name="Preformatted_20_Text">
      <style:paragraph-properties fo:margin-top="0in" fo:margin-bottom="0.1965in" loext:contextual-spacing="false"/>
      <style:text-properties officeooo:paragraph-rsid="00097d5d"/>
    </style:style>
    <style:style style:name="P22" style:family="paragraph" style:parent-style-name="Preformatted_20_Text">
      <style:text-properties fo:font-style="italic" style:font-style-asian="italic" style:font-style-complex="italic"/>
    </style:style>
    <style:style style:name="P23" style:family="paragraph" style:parent-style-name="Preformatted_20_Text">
      <style:text-properties fo:font-style="italic" officeooo:rsid="0003bda0" officeooo:paragraph-rsid="0003bda0" style:font-style-asian="italic" style:font-style-complex="italic"/>
    </style:style>
    <style:style style:name="P24" style:family="paragraph" style:parent-style-name="Preformatted_20_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fo:language="en" fo:country="none" fo:font-style="italic" style:font-style-asian="italic" style:font-style-complex="italic"/>
    </style:style>
    <style:style style:name="P26" style:family="paragraph" style:parent-style-name="Preformatted_20_Text">
      <style:text-properties fo:font-weight="bold" style:font-weight-asian="bold" style:font-weight-complex="bold"/>
    </style:style>
    <style:style style:name="P27" style:family="paragraph" style:parent-style-name="Standard">
      <style:text-properties fo:font-style="italic" officeooo:rsid="0003bda0" officeooo:paragraph-rsid="0003bda0" style:font-style-asian="italic" style:font-style-complex="italic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Preformatted_20_Text" style:list-style-name="L3">
      <style:paragraph-properties fo:margin-top="0in" fo:margin-bottom="0.1965in" loext:contextual-spacing="false"/>
      <style:text-properties fo:font-size="10pt" style:font-size-asian="10pt" style:font-size-complex="10pt"/>
    </style:style>
    <style:style style:name="P30" style:family="paragraph" style:parent-style-name="Preformatted_20_Text" style:list-style-name="L5">
      <style:paragraph-properties fo:margin-top="0in" fo:margin-bottom="0.1965in" loext:contextual-spacing="false"/>
      <style:text-properties fo:font-size="10pt" style:font-size-asian="10pt" style:font-size-complex="10pt"/>
    </style:style>
    <style:style style:name="P31" style:family="paragraph" style:parent-style-name="Preformatted_20_Text">
      <style:paragraph-properties fo:margin-top="0in" fo:margin-bottom="0.1965in" loext:contextual-spacing="false"/>
      <style:text-properties fo:font-weight="bold" style:font-weight-asian="bold" style:font-weight-complex="bold"/>
    </style:style>
    <style:style style:name="P32" style:family="paragraph" style:parent-style-name="Text_20_body" style:list-style-name="L1"/>
    <style:style style:name="P33" style:family="paragraph" style:parent-style-name="Text_20_body" style:list-style-name="L1">
      <style:text-properties fo:background-color="#ffff00"/>
    </style:style>
    <style:style style:name="P34" style:family="paragraph" style:parent-style-name="Text_20_body" style:list-style-name="L2"/>
    <style:style style:name="P35" style:family="paragraph" style:parent-style-name="Text_20_body" style:list-style-name="L4">
      <style:text-properties fo:font-size="10pt" style:font-size-asian="10pt" style:font-size-complex="10pt"/>
    </style:style>
    <style:style style:name="P36" style:family="paragraph" style:parent-style-name="Heading_20_2">
      <style:text-properties officeooo:rsid="0006b8c9" officeooo:paragraph-rsid="0006b8c9"/>
    </style:style>
    <style:style style:name="P37" style:family="paragraph" style:parent-style-name="Heading_20_2">
      <style:paragraph-properties fo:margin-top="0.1665in" fo:margin-bottom="0.0835in" loext:contextual-spacing="false" fo:keep-with-next="always"/>
    </style:style>
    <style:style style:name="P38" style:family="paragraph" style:parent-style-name="Heading_20_2">
      <style:paragraph-properties fo:margin-top="0.1665in" fo:margin-bottom="0.0835in" loext:contextual-spacing="false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04f37f"/>
    </style:style>
    <style:style style:name="T11" style:family="text">
      <style:text-properties fo:background-color="#ffff00" loext:char-shading-value="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ROS</text:h>
      <text:h text:style-name="Heading_20_1" text:outline-level="1">Gestione pacchetti</text:h>
      <text:h text:style-name="Heading_20_2" text:outline-level="2">Sotto workspace</text:h>
      <text:p text:style-name="Text_20_body"/>
      <text:p text:style-name="P22">workspace_folder/ <text:s text:c="7"/>-- WORKSPACE</text:p>
      <text:p text:style-name="P22"><text:bookmark text:name="line-2-2"/><text:s text:c="2"/>src/ <text:s text:c="18"/>-- SOURCE SPACE</text:p>
      <text:p text:style-name="P22"><text:bookmark text:name="line-3-2"/><text:s text:c="4"/>CMakeLists.txt <text:s text:c="6"/>-- 'Toplevel' CMake file, provided by catkin</text:p>
      <text:p text:style-name="P22"><text:bookmark text:name="line-4-1"/><text:s text:c="4"/>package_1/</text:p>
      <text:p text:style-name="P22"><text:bookmark text:name="line-5-1"/><text:s text:c="6"/>CMakeLists.txt <text:s text:c="4"/>-- CMakeLists.txt file for package_1</text:p>
      <text:p text:style-name="P22"><text:bookmark text:name="line-6-1"/><text:s text:c="6"/>package.xml <text:s text:c="7"/>-- Package manifest for package_1</text:p>
      <text:p text:style-name="P22"><text:bookmark text:name="line-7-1"/><text:s text:c="4"/>...</text:p>
      <text:p text:style-name="P22"><text:bookmark text:name="line-8-1"/><text:s text:c="4"/>package_n/</text:p>
      <text:p text:style-name="P22"><text:bookmark text:name="line-9-1"/><text:s text:c="6"/>CMakeLists.txt <text:s text:c="4"/>-- CMakeLists.txt file for package_n</text:p>
      <text:p text:style-name="P16"><text:bookmark text:name="line-10-1"/><text:s text:c="6"/>package.xml <text:s text:c="7"/>-- Package manifest for package_n</text:p>
      <text:p text:style-name="P5">Create WS</text:p>
      <text:p text:style-name="P3"/>
      <text:p text:style-name="P22">$ mkdir -p ~/catkin_ws/src</text:p>
      <text:p text:style-name="Preformatted_20_Text"><text:bookmark text:name="ROS.2BAC8-Tutorials.2BAC8-catkin.2BAC8-CreateWorkspace.line-2-1"/>$ cd ~/catkin_ws/src</text:p>
      <text:p text:style-name="P15"><text:bookmark text:name="ROS.2BAC8-Tutorials.2BAC8-catkin.2BAC8-CreateWorkspace.line-3-1"/>$ catkin_init_workspace</text:p>
      <text:p text:style-name="P15">$ source devel/setup.bash // opsionale ?? </text:p>
      <text:p text:style-name="P13">To make sure your workspace is properly overlayed by the setup script, make sure <text:span text:style-name="Teletype">ROS_PACKAGE_PATH</text:span> environment variable includes the directory you're in. <text:bookmark text:name="ROS.2BAC8-Tutorials.2BAC8-catkin.2BAC8-CreateWorkspace.line-25"/><text:bookmark text:name="ROS.2BAC8-Tutorials.2BAC8-catkin.2BAC8-CreateWorkspace.line-26"/></text:p>
      <text:p text:style-name="Preformatted_20_Text"><text:bookmark text:name="ROS.2BAC8-Tutorials.2BAC8-catkin.2BAC8-CreateWorkspace.line-27"/><text:bookmark text:name="ROS.2BAC8-Tutorials.2BAC8-catkin.2BAC8-CreateWorkspace.line-28"/><text:bookmark text:name="ROS.2BAC8-Tutorials.2BAC8-catkin.2BAC8-CreateWorkspace.line-29"/><text:bookmark text:name="ROS.2BAC8-Tutorials.2BAC8-catkin.2BAC8-CreateWorkspace.line-1-4"/>$ echo $ROS_PACKAGE_PATH</text:p>
      <text:p text:style-name="P15"><text:bookmark text:name="ROS.2BAC8-Tutorials.2BAC8-catkin.2BAC8-CreateWorkspace.line-2-3"/>/home/youruser/catkin_ws/src:/opt/ros/kinetic/share:/opt/ros/kinetic/stacks</text:p>
      <text:p text:style-name="P7">Create Package</text:p>
      <text:p text:style-name="P17"/>
      <text:p text:style-name="P17">cd ~/catkin_ws/src</text:p>
      <text:p text:style-name="P17">catkin_create_pkg beginner_tutorials std_msgs rospy roscpp</text:p>
      <text:p text:style-name="P17"># catkin_create_pkg &lt;package_name&gt; [depend1] [depend2] [depend3]</text:p>
      <text:p text:style-name="P17"/>
      <text:p text:style-name="P1">Build Package</text:p>
      <text:p text:style-name="P1"/>
      <text:p text:style-name="P17">$ cd ~/catkin_ws</text:p>
      <text:p text:style-name="P15"><text:bookmark text:name="ROS.2BAC8-Tutorials.2BAC8-catkin.2BAC8-CreatingPackage.line-2-5"/>$ catkin_make</text:p>
      <text:p text:style-name="P15">catkin_make install // istalla anche il pacchetto</text:p>
      <text:p text:style-name="P15"/>
      <text:p text:style-name="P14"><text:soft-page-break/>To add the workspace to your ROS environment you need to source the generated setup file: <text:bookmark text:name="ROS.2BAC8-Tutorials.2BAC8-catkin.2BAC8-CreatingPackage.line-77"/><text:bookmark text:name="ROS.2BAC8-Tutorials.2BAC8-catkin.2BAC8-CreatingPackage.line-78"/></text:p>
      <text:p text:style-name="P15"><text:bookmark text:name="ROS.2BAC8-Tutorials.2BAC8-catkin.2BAC8-CreatingPackage.line-79"/><text:bookmark text:name="ROS.2BAC8-Tutorials.2BAC8-catkin.2BAC8-CreatingPackage.line-80"/><text:bookmark text:name="ROS.2BAC8-Tutorials.2BAC8-catkin.2BAC8-CreatingPackage.line-1-7"/>$ . ~/catkin_ws/devel/setup.bash</text:p>
      <text:p text:style-name="P15"/>
      <text:p text:style-name="P9">Build Package a mano, <text:s/>Manifest.xml Stack.xml ( <text:s/><text:span text:style-name="T2">rosbuild</text:span><text:span text:style-name="T1"> , </text:span><text:span text:style-name="T2">rosmake</text:span><text:span text:style-name="T1">) </text:span></text:p>
      <text:p text:style-name="P8"/>
      <text:p text:style-name="P9"><text:span text:style-name="T3">devi fare una stack in </text:span><text:span text:style-name="Source_20_Text"><text:span text:style-name="T3">~/ros/stacks</text:span></text:span></text:p>
      <text:p text:style-name="P24"><text:span text:style-name="Source_20_Text"/></text:p>
      <text:p text:style-name="P24"><text:span text:style-name="Source_20_Text">aggiungo il folder stack sul path dei pacchetti</text:span></text:p>
      <text:p text:style-name="P24"><text:span text:style-name="Source_20_Text">export ROS_PACKAGE_PATH=$ROS_PACKAGE_PATH:~/ros/stacks</text:span></text:p>
      <text:p text:style-name="P9"/>
      <text:p text:style-name="Text_20_body"/>
      <text:p text:style-name="Text_20_body">devo fare ROSMAKE dentro la cartella con il manifest</text:p>
      <text:p text:style-name="Text_20_body"/>
      <text:p text:style-name="P25"><text:bookmark text:name="CA-776551b8f6aafecf504e102c526659072d802c26"/><text:bookmark text:name="CA-776551b8f6aafecf504e102c526659072d802c26_2"/>rosmake &lt;nomepacchetto&gt;</text:p>
      <text:p text:style-name="P25"/>
      <text:p text:style-name="P25"/>
      <text:p text:style-name="P3">Se no nce' un makefile provare dal workspace se ce' il package.xml</text:p>
      <text:p text:style-name="P3"/>
      <text:p text:style-name="P6">Build Isolato</text:p>
      <text:p text:style-name="P4"/>
      <text:p text:style-name="P23">catkin_make_isolated -C ~/catkin_ws</text:p>
      <text:p text:style-name="P23"/>
      <text:p text:style-name="P27"><text:span text:style-name="Citation"><text:span text:style-name="T10">c</text:span></text:span><text:span text:style-name="Citation">atkin_make_isolated</text:span> to be delivered with catkin <text:bookmark text:name="id1"/><text:a xlink:type="simple" xlink:href="http://www.ros.org/reps/rep-0134.html#id2" text:style-name="Internet_20_link" text:visited-style-name="Visited_20_Internet_20_Link">[1]</text:a>. This command builds each item in a workspace in an isolated environment, providing debugging for workspaces consisting purely of catkin packages and enabling users to build workspaces containing both catkin and non-catkin packages.</text:p>
      <text:p text:style-name="P23"/>
      <text:p text:style-name="P4"/>
      <text:h text:style-name="Heading_20_2" text:outline-level="2">AGGiORNAMENTO</text:h>
      <text:p text:style-name="P3"/>
      <text:p text:style-name="P22">sudo apt-get update</text:p>
      <text:p text:style-name="P3"/>
      <text:p text:style-name="P22">sudo apt-get dist-upgrade</text:p>
      <text:p text:style-name="P3"/>
      <text:h text:style-name="Heading_20_1" text:outline-level="1">Comandi</text:h>
      <text:p text:style-name="P3"/>
      <text:p text:style-name="P22">Roscore</text:p>
      <text:p text:style-name="P22">rosnode list</text:p>
      <text:p text:style-name="P22">rostopic list</text:p>
      <text:p text:style-name="P22">rostopic echo /simulationTime</text:p>
      <text:p text:style-name="P22">rosrun image_view image_view image:=/visionSensorData</text:p>
      <text:p text:style-name="P22">rostopic echo /visionSensorData</text:p>
      <text:p text:style-name="P22">rostopic echo /simulationTime</text:p>
      <text:p text:style-name="P22"><text:soft-page-break/></text:p>
      <text:p text:style-name="P3"/>
      <text:h text:style-name="Heading_20_2" text:outline-level="2">Dipendenze</text:h>
      <text:p text:style-name="Text_20_body"/>
      <text:p text:style-name="Text_20_body"/>
      <text:p text:style-name="Preformatted_20_Text">rosdep install AMAZING_PACKAGE</text:p>
      <text:p text:style-name="Preformatted_20_Text"/>
      <text:p text:style-name="Text_20_body">rosdep update</text:p>
      <text:p text:style-name="Text_20_body"/>
      <text:h text:style-name="Heading_20_2" text:outline-level="2">APT vari</text:h>
      <text:p text:style-name="Text_20_body"/>
      <text:p text:style-name="P1">sudo apt-get install ros-kinetic-pr2-common</text:p>
      <text:p text:style-name="Text_20_body">sudo apt-get install ros-kinetic-robot-model </text:p>
      <text:p text:style-name="P18"/>
      <text:p text:style-name="P18"/>
      <text:p text:style-name="P19">AMBIENTE ROS</text:p>
      <text:p text:style-name="P19"/>
      <text:p text:style-name="P19"><text:span text:style-name="Source_20_Text">ROS_NAMESPACE=usb_cam rosrun image_proc image_proc</text:span></text:p>
      <text:p text:style-name="P21"/>
      <text:h text:style-name="Heading_20_2" text:outline-level="2">KINECT</text:h>
      <text:p text:style-name="Text_20_body"/>
      <text:p text:style-name="P2">// configurazione funzionante per virtual BOX</text:p>
      <text:p text:style-name="P2"><text:s/><text:tab/>- usb 3, audio + camera</text:p>
      <text:list xml:id="list2400337887139827452" text:style-name="L1">
        <text:list-item>
          <text:p text:style-name="P33">ad ognir iavvio della VM va tolta e rimessa</text:p>
          <text:p text:style-name="P32"/>
        </text:list-item>
      </text:list>
      <text:p text:style-name="Text_20_body"><text:span text:style-name="T6">libfreenect</text:span> </text:p>
      <text:p text:style-name="Text_20_body"/>
      <text:p text:style-name="Text_20_body">- mette la prima versione , no nsebra andare--</text:p>
      <text:p text:style-name="Preformatted_20_Text"/>
      <text:p text:style-name="Text_20_body">--</text:p>
      <text:p text:style-name="Preformatted_20_Text"><text:span text:style-name="Source_20_Text">sudo apt-get install libusb-dev libturbojpeg opencl-headers </text:span></text:p>
      <text:p text:style-name="Preformatted_20_Text"><text:span text:style-name="Source_20_Text"/></text:p>
      <text:p text:style-name="Preformatted_20_Text"><text:span text:style-name="Source_20_Text">// NOTA , sembra la verisone 2</text:span></text:p>
      <text:p text:style-name="Preformatted_20_Text"><text:span text:style-name="Source_20_Text"><text:span text:style-name="T2">git clone https://github.com/wiedemeyer/libfreenect2.git</text:span></text:span></text:p>
      <text:p text:style-name="Preformatted_20_Text"><text:span text:style-name="Source_20_Text"><text:span text:style-name="T2">cd libfreenect2/depends</text:span></text:span></text:p>
      <text:p text:style-name="Preformatted_20_Text"><text:span text:style-name="Source_20_Text"><text:span text:style-name="T2">sh install_ubuntu.sh</text:span></text:span></text:p>
      <text:p text:style-name="Preformatted_20_Text"/>
      <text:p text:style-name="Preformatted_20_Text"><text:soft-page-break/><text:span text:style-name="Source_20_Text"><text:span text:style-name="T7">-- da sito</text:span></text:span></text:p>
      <text:p text:style-name="Text_20_body"><text:a xlink:type="simple" xlink:href="https://github.com/OpenKinect/libfreenect" text:style-name="Internet_20_link" text:visited-style-name="Visited_20_Internet_20_Link">https://github.com/OpenKinect/libfreenect</text:a></text:p>
      <text:p text:style-name="Text_20_body"/>
      <text:p text:style-name="Text_20_body">------</text:p>
      <text:p text:style-name="Text_20_body">KINECT</text:p>
      <text:p text:style-name="Text_20_body"/>
      <text:p text:style-name="Text_20_body"><text:a xlink:type="simple" xlink:href="https://openkinect.org/wiki/Getting_Started/it" text:style-name="Internet_20_link" text:visited-style-name="Visited_20_Internet_20_Link">https://openkinect.org/wiki/Getting_Started/it</text:a></text:p>
      <text:p text:style-name="Text_20_body"/>
      <text:p text:style-name="Text_20_body">sudo apt-get install ros-kinetic-openni2-launch</text:p>
      <text:p text:style-name="Text_20_body">sudo apt-get install ros-kinetic-freenect-launch </text:p>
      <text:p text:style-name="P1">sudo apt-get install ros-kinetic-camera-info-manager</text:p>
      <text:p text:style-name="P1">sudo apt-get install ros-kinetic-freenect-stack</text:p>
      <text:p text:style-name="Text_20_body"/>
      <text:p text:style-name="Text_20_body"/>
      <text:p text:style-name="P1">Lancio</text:p>
      <text:p text:style-name="Text_20_body"><text:span text:style-name="T6">rosrun image_view image_view </text:span>image:=/camera/rgb/image_color</text:p>
      <text:p text:style-name="P26">rosrun image_view image_view image:=/camera/depth/image</text:p>
      <text:p text:style-name="P1"/>
      <text:p text:style-name="Text_20_body">rosrun libfreenect glview</text:p>
      <text:p text:style-name="Text_20_body">roslaunch freenect_launch freenect.launch // camera kinect</text:p>
      <text:p text:style-name="Text_20_body">rosrun libfreenect glview // <text:s/>libfreenect test</text:p>
      <text:p text:style-name="Text_20_body">roslaunch openni2_launch openni2.launch</text:p>
      <text:p text:style-name="Text_20_body"/>
      <text:p text:style-name="Text_20_body">Tutorial:</text:p>
      <text:p text:style-name="Text_20_body">http://www.20papercups.net/programming/kinect-on-ubuntu-with-openni/</text:p>
      <text:p text:style-name="Text_20_body"><text:a xlink:type="simple" xlink:href="http://wiki.ros.org/openni_launch/Tutorials/QuickStart" text:style-name="Internet_20_link" text:visited-style-name="Visited_20_Internet_20_Link">http://wiki.ros.org/openni_launch/Tutorials/QuickStart</text:a></text:p>
      <text:p text:style-name="Text_20_body"/>
      <text:h text:style-name="P36" text:outline-level="2">Camera USB</text:h>
      <text:p text:style-name="P10"/>
      <text:p text:style-name="P11">Uso di usb_cam</text:p>
      <text:p text:style-name="P11"/>
      <text:p text:style-name="P11">TEST: roslaunch usb_cam usb_cam-test.launch</text:p>
      <text:p text:style-name="P11">rosrun usb_cam usb_cam_node</text:p>
      <text:p text:style-name="P12">-<text:span text:style-name="T11">- fatto da me -- </text:span>r<text:span text:style-name="T6">oslaunch usb_cam usb_cam.launch</text:span></text:p>
      <text:h text:style-name="Heading_20_2" text:outline-level="2">laser scan</text:h>
      <text:p text:style-name="Text_20_body"/>
      <text:p text:style-name="Text_20_body"><text:soft-page-break/>sudo apt-get install ros-kinetic-depthimage-to-laserscan</text:p>
      <text:p text:style-name="Text_20_body">rosrun depthimage_to_laserscan depthimage_to_laserscan image:=/camera/dept/image_raw</text:p>
      <text:p text:style-name="Text_20_body"/>
      <text:p text:style-name="P18">sudo apt-get install ros-kinetic-lms1xx</text:p>
      <text:p text:style-name="Text_20_body"/>
      <text:h text:style-name="Heading_20_2" text:outline-level="2">viz </text:h>
      <text:p text:style-name="Text_20_body"/>
      <text:p text:style-name="Text_20_body">rosrun rviz rviz</text:p>
      <text:p text:style-name="Text_20_body"/>
      <text:h text:style-name="Heading_20_2" text:outline-level="2">gazebo </text:h>
      <text:p text:style-name="Text_20_body"/>
      <text:p text:style-name="Text_20_body"><text:span text:style-name="Strong_20_Emphasis">sudo apt-get install ros-kinetic-gazebo-ros-pkgs ros-kinetic-gazebo-msgs ros-kinetic-gazebo-plugins ros-kinetic-gazebo-ros-control</text:span> </text:p>
      <text:p text:style-name="Text_20_body">sudo apt-get install ros-kinetic-turtlebot-gazebo</text:p>
      <text:p text:style-name="Text_20_body">rosmake turtlebot_gazebo</text:p>
      <text:p text:style-name="Text_20_body">test ros-gazebo : <text:span text:style-name="Strong_20_Emphasis">roscore &amp; rosrun gazebo_ros gazebo</text:span> </text:p>
      <text:p text:style-name="Text_20_body"/>
      <text:p text:style-name="Text_20_body">roslaunch turtlebot_gazebo turtlebot_world.launch</text:p>
      <text:p text:style-name="Text_20_body">roslaunch turtlebot_gazebo turtlebot_world.launch world_file:=/opt/ros/kinetic/share/turtlebot_gazebo/worlds/playground.world</text:p>
      <text:p text:style-name="Text_20_body"/>
      <text:h text:style-name="Heading_20_2" text:outline-level="2">urdf </text:h>
      <text:p text:style-name="Text_20_body"/>
      <text:p text:style-name="P1">sudo apt-get install <text:s/>ros-kinetic-urdf</text:p>
      <text:p text:style-name="Text_20_body">tutorial </text:p>
      <text:p text:style-name="Text_20_body"/>
      <text:p text:style-name="Text_20_body">http://wiki.ros.org/urdf/Tutorials</text:p>
      <text:p text:style-name="Text_20_body"/>
      <text:p text:style-name="Text_20_body">vedere geometria</text:p>
      <text:p text:style-name="Text_20_body"/>
      <text:p text:style-name="Text_20_body">roslaunch urdf_tutorial display.launch model:=urdf/rover1.urdf</text:p>
      <text:p text:style-name="Text_20_body">roslaunch urdf_tutorial display.launch model:=urdf/rover1.urdf gui:=True // visualizza i controlli dei giunti</text:p>
      <text:p text:style-name="Text_20_body"/>
      <text:h text:style-name="Heading_20_2" text:outline-level="2"><text:soft-page-break/>xacro <text:s/></text:h>
      <text:p text:style-name="Text_20_body"/>
      <text:p text:style-name="Text_20_body">rosrun xacro xacro urdf/rover1.xacro &gt; rover1_processed.urdf</text:p>
      <text:p text:style-name="Text_20_body"/>
      <text:h text:style-name="Heading_20_2" text:outline-level="2">Navigation </text:h>
      <text:p text:style-name="Text_20_body"/>
      <text:p text:style-name="Text_20_body">sudo apt-get install ros-kinetic-navigation</text:p>
      <text:p text:style-name="P18">sudo apt-get install ros-kinetic-ros-control ros-kinetic-ros-controllers</text:p>
      <text:p text:style-name="P18"><text:span text:style-name="Source_20_Text">sudo apt-get install ros-kinetic-joystick-drivers</text:span></text:p>
      <text:p text:style-name="P18"><text:span text:style-name="Source_20_Text">// ros-kinetic-pr2-controllers</text:span></text:p>
      <text:p text:style-name="P18">controllo</text:p>
      <text:p text:style-name="P18"/>
      <text:p text:style-name="P18">$ rosrun turtlesim turtle_teleop_key</text:p>
      <text:p text:style-name="P18">rostopic pub -1 /cmd_vel geometry_msgs/Twist -- '[2.0, 0.0, 0.0]' '[0.0, 0.0, 1.8]'</text:p>
      <text:h text:style-name="P38" text:outline-level="2">visual</text:h>
      <text:p text:style-name="P20">sudo apt-get install ros-kinetic-perception</text:p>
      <text:h text:style-name="Heading_20_2" text:outline-level="2">tutorial</text:h>
      <text:p text:style-name="Text_20_body"/>
      <text:p text:style-name="Text_20_body">http://wiki.ros.org/openni_launch/Tutorials/QuickStart</text:p>
      <text:p text:style-name="Text_20_body"/>
      <text:p text:style-name="Text_20_body">-- configurazione funzionante</text:p>
      <text:p text:style-name="Text_20_body"/>
      <text:p text:style-name="Text_20_body"><text:s/>- usb, audio + camera</text:p>
      <text:list xml:id="list6704547551524058306" text:style-name="L2">
        <text:list-item>
          <text:p text:style-name="P34">ad ugni riavvio della VM va tolta e rimessa</text:p>
        </text:list-item>
      </text:list>
      <text:p text:style-name="Text_20_body"/>
      <text:h text:style-name="Heading_20_2" text:outline-level="2">SLAM</text:h>
      <text:p text:style-name="Text_20_body"/>
      <text:p text:style-name="Text_20_body"/>
      <text:p text:style-name="Text_20_body">https://github.com/felixendres/rgbdslam_v2</text:p>
      <text:p text:style-name="Text_20_body"/>
      <text:h text:style-name="P38" text:outline-level="2"><text:soft-page-break/>SETUP MULTINODO</text:h>
      <text:p text:style-name="Text_20_body"/>
      <text:p text:style-name="Text_20_body">in ogni <text:s/>PC</text:p>
      <text:p text:style-name="P15"><text:span text:style-name="Source_20_Text">export ROS_IP='hostname -I` // nota, non doppio</text:span></text:p>
      <text:p text:style-name="P15"><text:span text:style-name="Source_20_Text">export ROS_MASTER_URI=</text:span><text:a xlink:type="simple" xlink:href="http://192.168.0.102:11311/" text:style-name="Internet_20_link" text:visited-style-name="Visited_20_Internet_20_Link"><text:span text:style-name="Source_20_Text">http://192.168.0.102:11311</text:span></text:a></text:p>
      <text:p text:style-name="P15"><text:span text:style-name="Source_20_Text"/></text:p>
      <text:p text:style-name="P15"><text:span text:style-name="Source_20_Text">&gt; echo export ROS_MASTER_URI=http://localhost:11311 &gt;&gt; ~/.bashrc</text:span></text:p>
      <text:p text:style-name="P15"><text:bookmark text:name="line-2-21"/>&gt; echo export ROS_HOSTNAME=IP_OF_TURTLEBOT &gt;&gt; ~/.bashrc</text:p>
      <text:p text:style-name="P15"><text:span text:style-name="Source_20_Text"/></text:p>
      <text:h text:style-name="P37" text:outline-level="2"><text:span text:style-name="Source_20_Text">ARDUINO</text:span></text:h>
      <text:h text:style-name="P37" text:outline-level="2"><text:span text:style-name="Source_20_Text"><text:span text:style-name="T8"/></text:span></text:h>
      <text:p text:style-name="P15"><text:span text:style-name="Source_20_Text">sudo apt-get install arduino arduino-core</text:span></text:p>
      <text:p text:style-name="P15"><text:span text:style-name="Source_20_Text"/></text:p>
      <text:h text:style-name="P37" text:outline-level="2"><text:span text:style-name="Source_20_Text"><text:span text:style-name="T5">TIME</text:span></text:span></text:h>
      <text:p text:style-name="P15"><text:span text:style-name="Source_20_Text"/></text:p>
      <text:p text:style-name="P13"><text:span text:style-name="Source_20_Text"><text:span text:style-name="T9"><text:tab/>Install Chrony </text:span></text:span><text:bookmark text:name="Robots.2BAC8-TurtleBot.2BAC8-Robot_Setup.2BAC8-ntp.line-5"/></text:p>
      <text:list xml:id="list4481088821268019537" text:style-name="L3">
        <text:list-item>
          <text:p text:style-name="P29"><text:bookmark text:name="Robots.2BAC8-TurtleBot.2BAC8-Robot_Setup.2BAC8-ntp.line-6"/><text:bookmark text:name="Robots.2BAC8-TurtleBot.2BAC8-Robot_Setup.2BAC8-ntp.line-7"/><text:bookmark text:name="Robots.2BAC8-TurtleBot.2BAC8-Robot_Setup.2BAC8-ntp.line-1-1"/>sudo apt-get install chrony</text:p>
        </text:list-item>
      </text:list>
      <text:list xml:id="list2770915138747263105" text:style-name="L4">
        <text:list-item>
          <text:p text:style-name="P35"><text:bookmark text:name="Robots.2BAC8-TurtleBot.2BAC8-Robot_Setup.2BAC8-ntp.line-8"/>manually sync NTP <text:bookmark text:name="Robots.2BAC8-TurtleBot.2BAC8-Robot_Setup.2BAC8-ntp.line-9"/></text:p>
        </text:list-item>
      </text:list>
      <text:list xml:id="list1570939595889348193" text:style-name="L5">
        <text:list-item>
          <text:p text:style-name="P30"><text:bookmark text:name="Robots.2BAC8-TurtleBot.2BAC8-Robot_Setup.2BAC8-ntp.line-10"/><text:bookmark text:name="Robots.2BAC8-TurtleBot.2BAC8-Robot_Setup.2BAC8-ntp.line-11"/><text:bookmark text:name="Robots.2BAC8-TurtleBot.2BAC8-Robot_Setup.2BAC8-ntp.line-1-2"/>sudo ntpdate ntp.ubuntu.com</text:p>
        </text:list-item>
      </text:list>
      <text:p text:style-name="P15"><text:span text:style-name="Source_20_Text"/></text:p>
      <text:h text:style-name="Heading_20_1" text:outline-level="1">Libri</text:h>
      <text:p text:style-name="Text_20_body"/>
      <text:p text:style-name="Text_20_body">da tutorial libro LearingROSForRobotics</text:p>
      <text:p text:style-name="Text_20_body"/>
      <text:h text:style-name="Heading_20_1" text:outline-level="1">VARIE</text:h>
      <text:p text:style-name="Text_20_body"/>
      <text:p text:style-name="Text_20_body"/>
      <text:p text:style-name="Text_20_body">CAMBIO VERSIONE QT</text:p>
      <text:p text:style-name="Text_20_body">qtchooser -list-versions</text:p>
      <text:p text:style-name="Text_20_body"><text:soft-page-break/>export QT_SELECT=qt5 </text:p>
      <text:p text:style-name="Text_20_body"/>
      <text:p text:style-name="Text_20_body">cambio boost</text:p>
      <text:p text:style-name="Text_20_body">catkin_make -DBoost_DIR=~/develop/boost_1_47_0/build -DBoost_NO_SYSTEM_PATHS=ON -DBoost_ADDITIONAL_VERSIONS="1.47;1.47.0"</text:p>
      <text:p text:style-name="Text_20_body"/>
      <text:p text:style-name="Text_20_body">This will affect all packages in that workspace (hence the overlay recommendation). Alternatively, you can add the following statements before find_package(Boost) to your CMakeLists.txt:</text:p>
      <text:p text:style-name="Text_20_body"/>
      <text:p text:style-name="Text_20_body">set(Boost_DIR ~/develop/boost_1_47_0/build)</text:p>
      <text:p text:style-name="Text_20_body">set(Boost_ADDITIONAL_VERSIONS "1.47" "1.47.0")</text:p>
      <text:p text:style-name="Text_20_body">set(Boost_NO_SYSTEM_PATHS ON)</text:p>
      <text:p text:style-name="Text_20_body"/>
      <text:p text:style-name="Text_20_body"/>
      <text:p text:style-name="Text_20_body">// quato va </text:p>
      <text:p text:style-name="Text_20_body"/>
      <text:p text:style-name="Text_20_body">export BOOST_ROOT=~/develop/boost_1_47_0/build</text:p>
      <text:p text:style-name="Text_20_body"/>
      <text:p text:style-name="Text_20_body">------------- COMANDI ---------</text:p>
      <text:p text:style-name="Text_20_body"/>
      <text:p text:style-name="Text_20_body">lsusb <text:s text:c="3"/>lista usb</text:p>
      <text:p text:style-name="Text_20_body"/>
      <text:p text:style-name="Text_20_body">-- variabile permanente </text:p>
      <text:p text:style-name="P9"><text:span text:style-name="Source_20_Text"/></text:p>
      <text:p text:style-name="P24"><text:span text:style-name="Source_20_Text">aggiungo il folder stack sul path dei pacchetti</text:span></text:p>
      <text:p text:style-name="P24"><text:span text:style-name="Source_20_Text">export ROS_PACKAGE_PATH=~/ros/stacks:$ROS_PACKAGE_PATH</text:span></text:p>
      <text:p text:style-name="P24"><text:span text:style-name="Source_20_Text"/></text:p>
      <text:p text:style-name="P24"><text:span text:style-name="Source_20_Text">permanente</text:span></text:p>
      <text:p text:style-name="P24"><text:span text:style-name="Source_20_Text">// vi ~/.bashrc .. add source ~/ros/setup.sh</text:span></text:p>
      <text:p text:style-name="P24"><text:span text:style-name="Source_20_Text">// vi ~/ros/setup.sh</text:span></text:p>
      <text:p text:style-name="P24"><text:span text:style-name="Source_20_Text"><text:s/>direttemente in <text:s/>/opt/ros/kinetic/setup.bash in ultime riga</text:span></text:p>
      <text:p text:style-name="P24"><text:span text:style-name="Source_20_Text"/></text:p>
      <text:p text:style-name="P24"><text:span text:style-name="Source_20_Text"/></text:p>
      <text:p text:style-name="P24"><text:span text:style-name="Source_20_Text"/></text:p>
      <text:p text:style-name="P24"><text:span text:style-name="Source_20_Text"/></text:p>
      <text:h text:style-name="Heading_20_1" text:outline-level="1"><text:span text:style-name="Source_20_Text">Pacchetti interessanti</text:span></text:h>
      <text:p text:style-name="P24"><text:span text:style-name="Source_20_Text"/></text:p>
      <text:p text:style-name="Preformatted_20_Text"><text:a xlink:type="simple" xlink:href="http://wiki.ros.org/action/fullsearch/robot_self_filter?action=fullsearch&amp;context=180&amp;value=linkto%3A%22robot_self_filter%22" text:style-name="Internet_20_link" text:visited-style-name="Visited_20_Internet_20_Link"><text:span text:style-name="Source_20_Text"><text:span text:style-name="T4">robot_self_filter</text:span></text:span></text:a><text:span text:style-name="Source_20_Text"><text:span text:style-name="T4"> </text:span></text:span><text:span text:style-name="Source_20_Text">The </text:span><text:span text:style-name="Source_20_Text"><text:span text:style-name="Strong_20_Emphasis">robot_self_filter</text:span></text:span><text:span text:style-name="Source_20_Text"> package is a filter to remove or mark the points corresponding to robot links in sensor dat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5M7S</meta:editing-duration>
    <meta:editing-cycles>60</meta:editing-cycles>
    <meta:generator>LibreOffice/5.1.4.2$Linux_X86_64 LibreOffice_project/10m0$Build-2</meta:generator>
    <dc:date>2016-12-26T19:30:04.819206059</dc:date>
    <meta:document-statistic meta:table-count="0" meta:image-count="0" meta:object-count="0" meta:page-count="8" meta:paragraph-count="174" meta:word-count="707" meta:character-count="6585" meta:non-whitespace-character-count="5925"/>
    <meta:user-defined meta:name="Info 1"/>
    <meta:user-defined meta:name="Info 2"/>
    <meta:user-defined meta:name="Info 3"/>
    <meta:user-defined meta:name="Info 4"/>
  </office:meta>
</office:document-meta>
</file>